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tifyActionDelegate.merge( IClasspathEntry [ ] theFirstArray , IClasspathEntry [ ] theSecondArray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CactifyActionDelegate.selectionChanged( IAction theAction , ISelection theSelec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actifyActionDelegate.getLibClassPathEntries( File theDire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actifyActionDelegate.run( IAction theAc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CactifyActionDelegate.setActivePart( IAction theAction , IWorkbenchPart theTargetP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tifyActionDelegate.setSelectedProject( IJavaProject selectedPro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